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9041b8" officeooo:paragraph-rsid="009041b8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984e05" officeooo:paragraph-rsid="00984e05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1b903a" officeooo:paragraph-rsid="00243f01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Http method와 api path만 정의 해둠. 파라미터와 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8"/>
      <text:p text:style-name="P9"><text:soft-page-break/>- member</text:p>
      <text:p text:style-name="P10">@JsonIgnore가 유용하다.</text:p>
      <text:p text:style-name="P9">- category</text:p>
      <text:p text:style-name="P9">- posts</text:p>
      <text:p text:style-name="P11">글쓰기까지 함. 내용조회부터 할차례.</text:p>
      <text:p text:style-name="P9">- comments</text:p>
      <text:p text:style-name="P9">- post_like</text:p>
      <text:p text:style-name="P9">- post_dislike</text:p>
      <text:p text:style-name="P9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2"/>
      <text:p text:style-name="P1">통합 테스트</text:p>
      <text:p text:style-name="P2"/>
      <text:p text:style-name="P2"/>
      <text:p text:style-name="P2"/>
      <text:p text:style-name="P12">서버 클라 통신 알아보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12T02:29:19.577456500</dc:date>
    <meta:editing-duration>PT16H7M55S</meta:editing-duration>
    <meta:editing-cycles>87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38" meta:word-count="136" meta:character-count="617" meta:non-whitespace-character-count="519"/>
  </office:meta>
</office:document-meta>
</file>